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he team, the App, and everybody el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co Velasco</meta:initial-creator>
    <meta:creation-date>2018-08-26T09:00:17.47</meta:creation-date>
    <meta:editing-duration>PT2M14S</meta:editing-duration>
    <meta:editing-cycles>4</meta:editing-cycles>
    <dc:date>2018-08-26T09:02:27.36</dc:date>
    <dc:creator>Enrico Velasco</dc:creator>
    <meta:generator>OpenOffice/4.1.5$Win32 OpenOffice.org_project/415m1$Build-9789</meta:generator>
    <meta:document-statistic meta:object-count="24"/>
  </office:meta>
</office:document-meta>
</file>